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5-09-0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6744" calcext:value-type="float">
            <text:p>182.7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5-06-0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64888" calcext:value-type="float">
            <text:p>182.3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5-03-1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3032" calcext:value-type="float">
            <text:p>181.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4-12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552" calcext:value-type="float">
            <text:p>181.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4-09-1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808" calcext:value-type="float">
            <text:p>182.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4-06-0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6184" calcext:value-type="float">
            <text:p>182.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4-03-14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36416" calcext:value-type="float">
            <text:p>181.6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3-12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0176" calcext:value-type="float">
            <text:p>181.2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3-09-0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27016" calcext:value-type="float">
            <text:p>182.6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3-06-0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23968" calcext:value-type="float">
            <text:p>182.6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3-03-1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2552" calcext:value-type="float">
            <text:p>181.9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2-12-0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78504" calcext:value-type="float">
            <text:p>181.5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2-09-0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35576" calcext:value-type="float">
            <text:p>182.5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2-06-0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0944" calcext:value-type="float">
            <text:p>182.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2-03-0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06064" calcext:value-type="float">
            <text:p>181.1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1-12-0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55544" calcext:value-type="float">
            <text:p>180.7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1-09-0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55288" calcext:value-type="float">
            <text:p>181.7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1-06-07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31488" calcext:value-type="float">
            <text:p>181.8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1-03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164" calcext:value-type="float">
            <text:p>180.7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0-12-0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0848" calcext:value-type="float">
            <text:p>180.5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0-09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40048" calcext:value-type="float">
            <text:p>181.7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0-06-0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10864" calcext:value-type="float">
            <text:p>181.4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20-03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4688" calcext:value-type="float">
            <text:p>180.7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9-12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5296" calcext:value-type="float">
            <text:p>180.2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9-09-0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84016" calcext:value-type="float">
            <text:p>181.4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9-06-0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4936" calcext:value-type="float">
            <text:p>181.2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9-03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2392" calcext:value-type="float">
            <text:p>180.6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8-12-10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2728" calcext:value-type="float">
            <text:p>180.3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8-09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9316" calcext:value-type="float">
            <text:p>181.4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8-06-0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62096" calcext:value-type="float">
            <text:p>181.3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8-03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34792" calcext:value-type="float">
            <text:p>180.8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7-12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56256" calcext:value-type="float">
            <text:p>180.3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7-09-1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35832" calcext:value-type="float">
            <text:p>181.5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7-06-0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82136" calcext:value-type="float">
            <text:p>181.6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7-03-1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0072" calcext:value-type="float">
            <text:p>181.1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6-12-1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9176" calcext:value-type="float">
            <text:p>180.8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6-09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30904" calcext:value-type="float">
            <text:p>181.7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6-06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5872" calcext:value-type="float">
            <text:p>181.8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6-03-1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5-12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1224" calcext:value-type="float">
            <text:p>180.4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5-09-22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49904" calcext:value-type="float">
            <text:p>181.3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5-06-0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4184" calcext:value-type="float">
            <text:p>181.3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5-03-1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8488" calcext:value-type="float">
            <text:p>180.6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4-12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3392" calcext:value-type="float">
            <text:p>181.0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4-09-0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8568" calcext:value-type="float">
            <text:p>181.3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4-06-0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04056" calcext:value-type="float">
            <text:p>181.8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4-03-1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4416" calcext:value-type="float">
            <text:p>180.8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3-12-0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3856" calcext:value-type="float">
            <text:p>180.2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3-09-11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4728" calcext:value-type="float">
            <text:p>181.0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3-06-0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0184" calcext:value-type="float">
            <text:p>179.7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3-03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12544" calcext:value-type="float">
            <text:p>179.6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2-12-0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12544" calcext:value-type="float">
            <text:p>179.6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2-09-04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7568" calcext:value-type="float">
            <text:p>180.9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2-06-0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5376" calcext:value-type="float">
            <text:p>180.9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2-03-0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78304" calcext:value-type="float">
            <text:p>179.9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1-12-0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59432" calcext:value-type="float">
            <text:p>179.8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1-09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4688" calcext:value-type="float">
            <text:p>180.7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1-06-07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67152" calcext:value-type="float">
            <text:p>180.6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1-03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344" calcext:value-type="float">
            <text:p>179.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0-12-0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0-09-0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3328" calcext:value-type="float">
            <text:p>181.3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0-06-0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99512" calcext:value-type="float">
            <text:p>180.4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10-03-0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17344" calcext:value-type="float">
            <text:p>179.9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9-12-02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628" calcext:value-type="float">
            <text:p>179.7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9-09-02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1264" calcext:value-type="float">
            <text:p>180.8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9-06-02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58592" calcext:value-type="float">
            <text:p>180.7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9-03-1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78176" calcext:value-type="float">
            <text:p>180.4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8-12-0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8-09-09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6816" calcext:value-type="float">
            <text:p>181.0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8-06-0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4248" calcext:value-type="float">
            <text:p>181.0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8-03-1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7-12-1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91792" calcext:value-type="float">
            <text:p>179.6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7-09-0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0976" calcext:value-type="float">
            <text:p>180.0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7-06-0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96008" calcext:value-type="float">
            <text:p>179.8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7-03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55216" calcext:value-type="float">
            <text:p>179.6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6-12-0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63904" calcext:value-type="float">
            <text:p>179.0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6-09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6-06-0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928" calcext:value-type="float">
            <text:p>180.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6-03-09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584" calcext:value-type="float">
            <text:p>180.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5-12-0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8096" calcext:value-type="float">
            <text:p>179.8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5-09-07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2952" calcext:value-type="float">
            <text:p>181.3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5-06-0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2328" calcext:value-type="float">
            <text:p>180.9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5-03-01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8408" calcext:value-type="float">
            <text:p>180.0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4-12-02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2376" calcext:value-type="float">
            <text:p>179.7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4-09-09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6776" calcext:value-type="float">
            <text:p>180.7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4-06-02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35504" calcext:value-type="float">
            <text:p>180.4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4-03-1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3-12-0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4912" calcext:value-type="float">
            <text:p>179.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3-09-0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5684" calcext:value-type="float">
            <text:p>180.4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3-06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4816" calcext:value-type="float">
            <text:p>180.2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3-03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58976" calcext:value-type="float">
            <text:p>179.2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1296" calcext:value-type="float">
            <text:p>178.7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9456" calcext:value-type="float">
            <text:p>179.2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95552" calcext:value-type="float">
            <text:p>179.2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2-04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63448" calcext:value-type="float">
            <text:p>178.4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0028" calcext:value-type="float">
            <text:p>177.5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3472" calcext:value-type="float">
            <text:p>177.8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9296" calcext:value-type="float">
            <text:p>178.0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7356" calcext:value-type="float">
            <text:p>177.0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30176" calcext:value-type="float">
            <text:p>177.4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91136" calcext:value-type="float">
            <text:p>177.4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5936" calcext:value-type="float">
            <text:p>177.7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80368" calcext:value-type="float">
            <text:p>176.6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22" calcext:value-type="float">
            <text:p>176.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70512" calcext:value-type="float">
            <text:p>177.0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25376" calcext:value-type="float">
            <text:p>177.1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29848" calcext:value-type="float">
            <text:p>176.3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69472" calcext:value-type="float">
            <text:p>176.3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07672" calcext:value-type="float">
            <text:p>177.2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8-06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8692" calcext:value-type="float">
            <text:p>177.2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8-03-1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7-12-16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6208" calcext:value-type="float">
            <text:p>176.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7-09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76024" calcext:value-type="float">
            <text:p>176.9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9172" calcext:value-type="float">
            <text:p>177.5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7-03-1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7-02-12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61368" calcext:value-type="float">
            <text:p>177.0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6-11-22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54104" calcext:value-type="float">
            <text:p>176.8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6-08-27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4536" calcext:value-type="float">
            <text:p>178.0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8024" calcext:value-type="float">
            <text:p>177.7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01576" calcext:value-type="float">
            <text:p>177.2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7168" calcext:value-type="float">
            <text:p>177.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81736" calcext:value-type="float">
            <text:p>178.4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14936" calcext:value-type="float">
            <text:p>177.4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47496" calcext:value-type="float">
            <text:p>178.8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65584" calcext:value-type="float">
            <text:p>177.2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8128" calcext:value-type="float">
            <text:p>177.8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81608" calcext:value-type="float">
            <text:p>178.9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0088" calcext:value-type="float">
            <text:p>178.2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77776" calcext:value-type="float">
            <text:p>177.2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4064" calcext:value-type="float">
            <text:p>176.5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17528" calcext:value-type="float">
            <text:p>176.8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8712" calcext:value-type="float">
            <text:p>177.9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89512" calcext:value-type="float">
            <text:p>176.6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7628" calcext:value-type="float">
            <text:p>175.9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98784" calcext:value-type="float">
            <text:p>176.1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80824" calcext:value-type="float">
            <text:p>177.2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3536" calcext:value-type="float">
            <text:p>176.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9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16616" calcext:value-type="float">
            <text:p>175.6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7888" calcext:value-type="float">
            <text:p>175.8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61952" calcext:value-type="float">
            <text:p>177.1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53648" calcext:value-type="float">
            <text:p>176.2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8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38536" calcext:value-type="float">
            <text:p>175.7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8-08-0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7048" calcext:value-type="float">
            <text:p>176.7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43336" calcext:value-type="float">
            <text:p>176.0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7-12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0272" calcext:value-type="float">
            <text:p>175.1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26216" calcext:value-type="float">
            <text:p>176.2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0676" calcext:value-type="float">
            <text:p>176.0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572" calcext:value-type="float">
            <text:p>175.3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41128" calcext:value-type="float">
            <text:p>175.1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93984" calcext:value-type="float">
            <text:p>175.8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03256" calcext:value-type="float">
            <text:p>175.4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62" calcext:value-type="float">
            <text:p>175.3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03256" calcext:value-type="float">
            <text:p>175.4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90224" calcext:value-type="float">
            <text:p>176.2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16" calcext:value-type="float">
            <text:p>176.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0488" calcext:value-type="float">
            <text:p>176.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22128" calcext:value-type="float">
            <text:p>175.5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89768" calcext:value-type="float">
            <text:p>175.6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24592" calcext:value-type="float">
            <text:p>175.4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6368" calcext:value-type="float">
            <text:p>175.1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9904" calcext:value-type="float">
            <text:p>175.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79456" calcext:value-type="float">
            <text:p>175.4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95736" calcext:value-type="float">
            <text:p>176.1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15192" calcext:value-type="float">
            <text:p>176.4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45544" calcext:value-type="float">
            <text:p>176.9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2304" calcext:value-type="float">
            <text:p>176.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98072" calcext:value-type="float">
            <text:p>176.5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15192" calcext:value-type="float">
            <text:p>176.4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40872" calcext:value-type="float">
            <text:p>176.1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18952" calcext:value-type="float">
            <text:p>176.0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5436" calcext:value-type="float">
            <text:p>175.8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11688" calcext:value-type="float">
            <text:p>175.8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65968" calcext:value-type="float">
            <text:p>175.7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73232" calcext:value-type="float">
            <text:p>175.9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47424" calcext:value-type="float">
            <text:p>176.7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0404" calcext:value-type="float">
            <text:p>177.1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91136" calcext:value-type="float">
            <text:p>177.4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30176" calcext:value-type="float">
            <text:p>177.4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126" calcext:value-type="float">
            <text:p>177.0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26672" calcext:value-type="float">
            <text:p>176.8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46256" calcext:value-type="float">
            <text:p>176.5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1156" calcext:value-type="float">
            <text:p>176.3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1824" calcext:value-type="float">
            <text:p>176.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1636" calcext:value-type="float">
            <text:p>176.6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13056" calcext:value-type="float">
            <text:p>177.6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03328" calcext:value-type="float">
            <text:p>177.5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29008" calcext:value-type="float">
            <text:p>177.2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00408" calcext:value-type="float">
            <text:p>177.0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81536" calcext:value-type="float">
            <text:p>176.8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2304" calcext:value-type="float">
            <text:p>176.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12728" calcext:value-type="float">
            <text:p>176.5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112" calcext:value-type="float">
            <text:p>176.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27256" calcext:value-type="float">
            <text:p>176.9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66752" calcext:value-type="float">
            <text:p>177.4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0464" calcext:value-type="float">
            <text:p>178.2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6144" calcext:value-type="float">
            <text:p>177.9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29008" calcext:value-type="float">
            <text:p>177.2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24792" calcext:value-type="float">
            <text:p>177.0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10848" calcext:value-type="float">
            <text:p>176.7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4648" calcext:value-type="float">
            <text:p>176.6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4064" calcext:value-type="float">
            <text:p>176.5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5352" calcext:value-type="float">
            <text:p>176.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01576" calcext:value-type="float">
            <text:p>177.2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6792" calcext:value-type="float">
            <text:p>177.7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4912" calcext:value-type="float">
            <text:p>177.9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10008" calcext:value-type="float">
            <text:p>177.6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81408" calcext:value-type="float">
            <text:p>177.3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15648" calcext:value-type="float">
            <text:p>177.0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19992" calcext:value-type="float">
            <text:p>176.7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76736" calcext:value-type="float">
            <text:p>176.5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0056" calcext:value-type="float">
            <text:p>176.4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84712" calcext:value-type="float">
            <text:p>176.3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67008" calcext:value-type="float">
            <text:p>176.4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65" calcext:value-type="float">
            <text:p>177.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64288" calcext:value-type="float">
            <text:p>177.5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7104" calcext:value-type="float">
            <text:p>177.9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5456" calcext:value-type="float">
            <text:p>177.7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3264" calcext:value-type="float">
            <text:p>177.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61368" calcext:value-type="float">
            <text:p>177.0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4016" calcext:value-type="float">
            <text:p>176.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51768" calcext:value-type="float">
            <text:p>176.4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52352" calcext:value-type="float">
            <text:p>176.5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96776" calcext:value-type="float">
            <text:p>176.8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41784" calcext:value-type="float">
            <text:p>177.3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4224" calcext:value-type="float">
            <text:p>177.8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2824" calcext:value-type="float">
            <text:p>178.0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0216" calcext:value-type="float">
            <text:p>177.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22328" calcext:value-type="float">
            <text:p>177.1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81536" calcext:value-type="float">
            <text:p>176.8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7216" calcext:value-type="float">
            <text:p>176.6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24336" calcext:value-type="float">
            <text:p>176.4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10976" calcext:value-type="float">
            <text:p>176.2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01832" calcext:value-type="float">
            <text:p>176.2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14608" calcext:value-type="float">
            <text:p>176.3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28552" calcext:value-type="float">
            <text:p>176.6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94312" calcext:value-type="float">
            <text:p>176.9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43664" calcext:value-type="float">
            <text:p>177.1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87632" calcext:value-type="float">
            <text:p>176.8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84712" calcext:value-type="float">
            <text:p>176.3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22584" calcext:value-type="float">
            <text:p>176.1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99496" calcext:value-type="float">
            <text:p>175.7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98328" calcext:value-type="float">
            <text:p>175.5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54488" calcext:value-type="float">
            <text:p>175.3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9144" calcext:value-type="float">
            <text:p>175.2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24008" calcext:value-type="float">
            <text:p>175.3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28224" calcext:value-type="float">
            <text:p>175.5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12856" calcext:value-type="float">
            <text:p>176.0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1636" calcext:value-type="float">
            <text:p>176.6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056" calcext:value-type="float">
            <text:p>175.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44048" calcext:value-type="float">
            <text:p>175.6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81336" calcext:value-type="float">
            <text:p>175.2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28936" calcext:value-type="float">
            <text:p>175.1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58832" calcext:value-type="float">
            <text:p>175.0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6668" calcext:value-type="float">
            <text:p>175.3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56696" calcext:value-type="float">
            <text:p>176.2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32896" calcext:value-type="float">
            <text:p>176.3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4632" calcext:value-type="float">
            <text:p>175.7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0792" calcext:value-type="float">
            <text:p>175.5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7016" calcext:value-type="float">
            <text:p>175.0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44888" calcext:value-type="float">
            <text:p>174.7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20376" calcext:value-type="float">
            <text:p>175.2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34904" calcext:value-type="float">
            <text:p>175.6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69472" calcext:value-type="float">
            <text:p>176.3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14024" calcext:value-type="float">
            <text:p>176.2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1792" calcext:value-type="float">
            <text:p>175.8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47096" calcext:value-type="float">
            <text:p>175.6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8192" calcext:value-type="float">
            <text:p>175.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9416" calcext:value-type="float">
            <text:p>175.1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2152" calcext:value-type="float">
            <text:p>174.9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4992" calcext:value-type="float">
            <text:p>174.8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9648" calcext:value-type="float">
            <text:p>174.7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5304" calcext:value-type="float">
            <text:p>175.0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6096" calcext:value-type="float">
            <text:p>175.2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2544" calcext:value-type="float">
            <text:p>175.8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92688" calcext:value-type="float">
            <text:p>176.1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87304" calcext:value-type="float">
            <text:p>175.7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09352" calcext:value-type="float">
            <text:p>175.4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11232" calcext:value-type="float">
            <text:p>175.2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10064" calcext:value-type="float">
            <text:p>175.0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50984" calcext:value-type="float">
            <text:p>174.7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47936" calcext:value-type="float">
            <text:p>174.7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96704" calcext:value-type="float">
            <text:p>174.7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43592" calcext:value-type="float">
            <text:p>175.0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8976" calcext:value-type="float">
            <text:p>175.4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99496" calcext:value-type="float">
            <text:p>175.7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23168" calcext:value-type="float">
            <text:p>176.2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10976" calcext:value-type="float">
            <text:p>176.2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76864" calcext:value-type="float">
            <text:p>176.0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20248" calcext:value-type="float">
            <text:p>175.7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43464" calcext:value-type="float">
            <text:p>175.5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45344" calcext:value-type="float">
            <text:p>175.3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25888" calcext:value-type="float">
            <text:p>175.1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7016" calcext:value-type="float">
            <text:p>175.0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4448" calcext:value-type="float">
            <text:p>175.0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56952" calcext:value-type="float">
            <text:p>175.2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89768" calcext:value-type="float">
            <text:p>175.6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29264" calcext:value-type="float">
            <text:p>176.2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58448" calcext:value-type="float">
            <text:p>176.5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27384" calcext:value-type="float">
            <text:p>176.4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56112" calcext:value-type="float">
            <text:p>176.1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94568" calcext:value-type="float">
            <text:p>175.9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26344" calcext:value-type="float">
            <text:p>175.7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432" calcext:value-type="float">
            <text:p>175.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572" calcext:value-type="float">
            <text:p>175.3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4476" calcext:value-type="float">
            <text:p>175.2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17328" calcext:value-type="float">
            <text:p>175.2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0792" calcext:value-type="float">
            <text:p>175.5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43336" calcext:value-type="float">
            <text:p>176.0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12728" calcext:value-type="float">
            <text:p>176.5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1448" calcext:value-type="float">
            <text:p>176.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50472" calcext:value-type="float">
            <text:p>176.7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4872" calcext:value-type="float">
            <text:p>176.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19536" calcext:value-type="float">
            <text:p>176.1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72648" calcext:value-type="float">
            <text:p>175.8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40416" calcext:value-type="float">
            <text:p>175.5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9248" calcext:value-type="float">
            <text:p>175.3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3048" calcext:value-type="float">
            <text:p>175.2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6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45344" calcext:value-type="float">
            <text:p>175.3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6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53192" calcext:value-type="float">
            <text:p>175.6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43336" calcext:value-type="float">
            <text:p>176.0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91976" calcext:value-type="float">
            <text:p>176.5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2</text:p>
          </table:table-cell>
          <table:table-cell office:value-type="string" calcext:value-type="string">
            <text:p>02N 35E 02BBC2 <text:s text:c="14"/>HIGHWAY 1B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5164" calcext:value-type="float">
            <text:p>176.9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0" meta:object-count="0"/>
    <meta:user-defined meta:name="AppVersion">3.0</meta:user-defined>
  </office:meta>
</office:document-meta>
</file>